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2000001EAB5ED13B3B90F57B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3" svg:font-family="'LM Mono 10'"/>
    <style:font-face style:name="LM Mono 104" svg:font-family="'LM Mono 10'" style:font-adornments="Bold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443cm" fo:min-width="0cm" fo:wrap-option="wrap"/>
    </style:style>
    <style:style style:name="gr2" style:family="graphic" style:parent-style-name="standard">
      <style:graphic-properties svg:stroke-color="#ffffff" draw:textarea-vertical-align="middle" draw:auto-grow-height="false" fo:min-height="0.514cm" fo:min-width="0cm" fo:wrap-option="wrap"/>
    </style:style>
    <style:style style:name="gr3" style:family="graphic" style:parent-style-name="standard">
      <style:graphic-properties draw:textarea-vertical-align="middle" draw:auto-grow-height="false" fo:min-height="0.478cm" fo:min-width="0.503cm" fo:wrap-option="wrap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79cm" fo:min-width="0.402cm"/>
    </style:style>
    <style:style style:name="gr6" style:family="graphic" style:parent-style-name="standard">
      <style:graphic-properties draw:textarea-horizontal-align="justify" draw:textarea-vertical-align="middle" draw:auto-grow-height="false" fo:min-height="0.479cm" fo:min-width="0.103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0.684cm" fo:min-width="0.324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0.03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0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1.0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3.34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0.5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3.73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.531cm"/>
      <style:paragraph-properties style:writing-mode="lr-tb"/>
    </style:style>
    <style:style style:name="gr16" style:family="graphic" style:parent-style-name="objectwithoutfill">
      <style:graphic-properties draw:marker-end="Concave" draw:fill="none" draw:textarea-vertical-align="middle"/>
    </style:style>
    <style:style style:name="gr17" style:family="graphic" style:parent-style-name="objectwithoutfill">
      <style:graphic-properties draw:marker-end="Concave" draw:fill="none" draw:textarea-vertical-align="middle" draw:shadow-offset-x="0.203cm" draw:shadow-offset-y="0.203cm"/>
    </style:style>
    <style:style style:name="gr18" style:family="graphic" style:parent-style-name="standard">
      <style:graphic-properties draw:textarea-horizontal-align="justify" draw:textarea-vertical-align="middle" draw:auto-grow-height="false" fo:min-height="0.262cm" fo:min-width="0.0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20" style:family="graphic" style:parent-style-name="objectwithoutfill">
      <style:graphic-properties draw:marker-start="Concave" draw:fill="none" draw:textarea-vertical-align="middle"/>
    </style:style>
    <style:style style:name="gr21" style:family="graphic" style:parent-style-name="standard">
      <style:graphic-properties draw:textarea-vertical-align="middle" draw:auto-grow-height="false" fo:min-height="0.155cm" fo:min-width="0cm" fo:wrap-option="wrap"/>
    </style:style>
    <style:style style:name="gr22" style:family="graphic" style:parent-style-name="standard">
      <style:graphic-properties svg:stroke-color="#ffffff" draw:textarea-horizontal-align="justify" draw:textarea-vertical-align="middle" draw:auto-grow-height="false" fo:min-height="0.231cm" fo:min-width="0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withoutfill">
      <style:graphic-properties svg:stroke-color="#2a6099" draw:fill="none" draw:textarea-vertical-align="middle"/>
    </style:style>
    <style:style style:name="gr25" style:family="graphic" style:parent-style-name="standard">
      <style:graphic-properties svg:stroke-color="#ffffff" draw:textarea-horizontal-align="justify" draw:textarea-vertical-align="middle" draw:auto-grow-height="false" fo:min-height="0.395cm" fo:min-width="0cm"/>
    </style:style>
    <style:style style:name="gr26" style:family="graphic" style:parent-style-name="standard">
      <style:graphic-properties draw:stroke="none" draw:fill="none" fo:min-height="0.844cm"/>
      <style:paragraph-properties style:writing-mode="lr-tb"/>
    </style:style>
    <style:style style:name="gr27" style:family="graphic" style:parent-style-name="standard">
      <style:graphic-properties draw:stroke="none" draw:fill="none" fo:min-height="1.221cm"/>
      <style:paragraph-properties style:writing-mode="lr-tb"/>
    </style:style>
    <style:style style:name="gr28" style:family="graphic" style:parent-style-name="standard">
      <style:graphic-properties draw:stroke="none" draw:fill="none" fo:min-height="0.627cm"/>
      <style:paragraph-properties style:writing-mode="lr-tb"/>
    </style:style>
    <style:style style:name="gr29" style:family="graphic" style:parent-style-name="standard">
      <style:graphic-properties draw:stroke="none" draw:fill="none" fo:min-height="0.611cm"/>
      <style:paragraph-properties style:writing-mode="lr-tb"/>
    </style:style>
    <style:style style:name="gr30" style:family="graphic" style:parent-style-name="objectwithoutfill">
      <style:graphic-properties draw:marker-end="" draw:fill="none" draw:textarea-vertical-align="middle"/>
    </style:style>
    <style:style style:name="gr31" style:family="graphic" style:parent-style-name="objectwithoutfill">
      <style:graphic-properties draw:marker-end="Triangle_20_unfilled" draw:fill="none" draw:textarea-vertical-align="middle"/>
    </style:style>
    <style:style style:name="gr32" style:family="graphic" style:parent-style-name="objectwithoutfill">
      <style:graphic-properties draw:stroke="dash" draw:stroke-dash="Long_20_Dot" svg:stroke-width="0.025cm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6cm" fo:min-width="0cm"/>
      <style:paragraph-properties style:writing-mode="lr-tb"/>
    </style:style>
    <style:style style:name="gr34" style:family="graphic" style:parent-style-name="objectwithoutfill">
      <style:graphic-properties svg:stroke-width="0.025cm" draw:marker-start="Concave" draw:marker-start-width="0.229cm" draw:marker-end="Concave" draw:marker-end-width="0.229cm" draw:fill="none" draw:textarea-vertical-align="middle" fo:padding-top="0.112cm" fo:padding-bottom="0.112cm" fo:padding-left="0.237cm" fo:padding-right="0.23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37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537cm" fo:min-width="0.30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3cm" fo:min-width="0.336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537cm" fo:min-width="0.287cm"/>
    </style:style>
    <style:style style:name="gr40" style:family="graphic" style:parent-style-name="objectwithoutfill">
      <style:graphic-properties svg:stroke-width="0.025cm" draw:marker-start-width="0.229cm" draw:marker-end="Concave" draw:marker-end-width="0.178cm" draw:fill="none" draw:textarea-vertical-align="middle" fo:padding-top="0.112cm" fo:padding-bottom="0.112cm" fo:padding-left="0.237cm" fo:padding-right="0.237cm"/>
    </style:style>
    <style:style style:name="gr41" style:family="graphic" style:parent-style-name="objectwithoutfill">
      <style:graphic-properties svg:stroke-width="0.025cm" draw:marker-start-width="0.229cm" draw:marker-end-width="0.229cm" draw:fill="none" draw:textarea-vertical-align="middle" fo:padding-top="0.112cm" fo:padding-bottom="0.112cm" fo:padding-left="0.237cm" fo:padding-right="0.237cm"/>
    </style:style>
    <style:style style:name="gr42" style:family="graphic" style:parent-style-name="standard">
      <style:graphic-properties svg:stroke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.143cm" fo:min-width="1.395cm"/>
    </style:style>
    <style:style style:name="gr44" style:family="graphic" style:parent-style-name="standard">
      <style:graphic-properties draw:textarea-horizontal-align="justify" draw:textarea-vertical-align="middle" draw:auto-grow-height="false" fo:min-height="0.143cm" fo:min-width="0.907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221cm" fo:min-width="0.951cm"/>
    </style:style>
    <style:style style:name="gr46" style:family="graphic" style:parent-style-name="standard">
      <style:graphic-properties draw:textarea-horizontal-align="justify" draw:textarea-vertical-align="middle" draw:auto-grow-height="false" fo:min-height="0.143cm" fo:min-width="1.4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8" style:family="graphic" style:parent-style-name="objectwithoutfill">
      <style:graphic-properties svg:stroke-width="0.025cm" draw:marker-start-width="0.229cm" draw:marker-end="Concave" draw:marker-end-width="0.229cm" draw:fill="none" draw:textarea-vertical-align="middle" fo:padding-top="0.112cm" fo:padding-bottom="0.112cm" fo:padding-left="0.237cm" fo:padding-right="0.237cm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843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84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843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0.843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0.58cm" fo:min-width="0.414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0.58cm" fo:min-width="0.46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0.671cm"/>
      <style:paragraph-properties style:writing-mode="lr-tb"/>
    </style:style>
    <style:style style:name="gr56" style:family="graphic" style:parent-style-name="standard">
      <style:graphic-properties svg:stroke-color="#ffffff" draw:textarea-horizontal-align="justify" draw:textarea-vertical-align="middle" draw:auto-grow-height="false" fo:min-height="0cm" fo:min-width="1.171cm"/>
    </style:style>
    <style:style style:name="gr57" style:family="graphic" style:parent-style-name="standard">
      <style:graphic-properties svg:stroke-color="#ffffff" draw:textarea-horizontal-align="justify" draw:textarea-vertical-align="middle" draw:auto-grow-height="false" fo:min-height="1.381cm" fo:min-width="0cm"/>
    </style:style>
    <style:style style:name="gr58" style:family="graphic" style:parent-style-name="standard">
      <style:graphic-properties svg:stroke-color="#ffffff" draw:textarea-horizontal-align="justify" draw:textarea-vertical-align="middle" draw:auto-grow-height="false" fo:min-height="0.469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0.733cm" fo:min-width="0.6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M Mono 102" fo:font-style="italic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style:writing-mode="lr-tb"/>
      <style:text-properties fo:font-size="13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1" fo:font-size="14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text-position="-17% 100%" fo:letter-spacing="0.025cm"/>
    </style:style>
    <style:style style:name="P9" style:family="paragraph">
      <loext:graphic-properties draw:fill="none" draw:fill-color="#ffffff"/>
      <style:paragraph-properties style:writing-mode="lr-tb"/>
      <style:text-properties style:text-position="0% 100%" style:font-name="LM Mono 104" fo:font-style="italic" fo:font-weight="normal" style:font-style-asian="italic" style:font-weight-asian="normal" style:font-style-complex="italic" style:font-weight-complex="normal"/>
    </style:style>
    <style:style style:name="P10" style:family="paragraph">
      <style:paragraph-properties fo:text-align="center" style:writing-mode="lr-tb"/>
      <style:text-properties style:font-name="LM Mono 102" fo:font-size="18pt" fo:font-style="italic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text-align="center" style:writing-mode="lr-tb"/>
      <style:text-properties style:font-name="LM Mono 102" fo:font-style="italic"/>
    </style:style>
    <style:style style:name="T1" style:family="text">
      <style:text-properties style:font-name="LM Mono 102" fo:font-style="italic"/>
    </style:style>
    <style:style style:name="T2" style:family="text">
      <style:text-properties style:text-position="sub 58%" style:font-name="LM Mono 102" fo:font-style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M Mono 102" fo:font-size="1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M Mono 102" fo:font-size="18pt" fo:font-style="italic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M Mono 102" fo:font-size="13pt" fo:font-style="italic"/>
    </style:style>
    <style:style style:name="T6" style:family="text">
      <style:text-properties style:font-name="LM Mono 103" fo:font-size="13pt" fo:font-style="italic" style:font-name-asian="LM Mono 103" style:font-name-complex="LM Mono 103"/>
    </style:style>
    <style:style style:name="T7" style:family="text">
      <style:text-properties style:text-position="sub 58%" style:font-name="LM Mono 102" fo:font-size="13pt" fo:font-style="italic"/>
    </style:style>
    <style:style style:name="T8" style:family="text">
      <style:text-properties style:text-position="0% 100%" style:font-name="LM Mono 102" fo:font-size="13pt" fo:font-style="italic"/>
    </style:style>
    <style:style style:name="T9" style:family="text">
      <style:text-properties style:text-position="0% 100%" style:font-name="OpenSymbol1" fo:font-size="13pt" fo:font-style="normal" style:font-name-asian="OpenSymbol1" style:font-name-complex="OpenSymbol1"/>
    </style:style>
    <style:style style:name="T10" style:family="text">
      <style:text-properties style:font-name="Liberation Serif1" fo:font-size="14pt" fo:font-style="italic" style:font-style-asian="italic" style:font-style-complex="italic"/>
    </style:style>
    <style:style style:name="T11" style:family="text">
      <style:text-properties style:text-position="-17% 100%" fo:font-size="6pt" fo:letter-spacing="0.025cm"/>
    </style:style>
    <style:style style:name="T12" style:family="text">
      <style:text-properties style:text-position="-17% 100%" fo:letter-spacing="0.025cm"/>
    </style:style>
    <style:style style:name="T13" style:family="text">
      <style:text-properties style:text-position="0% 100%" style:font-name="LM Mono 104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text-position="sub 50%" style:font-name="LM Mono 102" fo:font-size="18pt" fo:font-style="italic"/>
    </style:style>
    <style:style style:name="T15" style:family="text">
      <style:text-properties style:font-name="LM Mono 102" fo:font-size="18pt" fo:font-style="italic"/>
    </style:style>
    <style:style style:name="T16" style:family="text">
      <style:text-properties style:text-position="sub 50%" style:font-name="LM Mono 102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703cm" svg:height="1.049cm" svg:x="6.652cm" svg:y="3.598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672cm" svg:y="3.54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6.791cm" svg:y="3.582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custom-shape draw:style-name="gr3" draw:text-style-name="P1" draw:layer="layout" svg:width="1.194cm" svg:height="1.06cm" svg:x="6.83cm" svg:y="6.444cm">
          <text:p/>
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" draw:text-style-name="P2" draw:layer="layout" svg:x1="5.772cm" svg:y1="3.836cm" svg:x2="6.806cm" svg:y2="3.836cm">
          <text:p/>
        </draw:line>
        <draw:line draw:style-name="gr4" draw:text-style-name="P2" draw:layer="layout" svg:x1="5.784cm" svg:y1="4.389cm" svg:x2="6.818cm" svg:y2="4.389cm">
          <text:p/>
        </draw:line>
        <draw:line draw:style-name="gr4" draw:text-style-name="P2" draw:layer="layout" svg:x1="5.94cm" svg:y1="6.7cm" svg:x2="6.974cm" svg:y2="6.7cm">
          <text:p/>
        </draw:line>
        <draw:line draw:style-name="gr4" draw:text-style-name="P2" draw:layer="layout" svg:x1="5.952cm" svg:y1="7.253cm" svg:x2="6.986cm" svg:y2="7.253cm">
          <text:p/>
        </draw:line>
        <draw:line draw:style-name="gr4" draw:text-style-name="P2" draw:layer="layout" svg:x1="7.961cm" svg:y1="4.09cm" svg:x2="8.995cm" svg:y2="4.09cm">
          <text:p/>
        </draw:line>
        <draw:line draw:style-name="gr4" draw:text-style-name="P2" draw:layer="layout" svg:x1="8.033cm" svg:y1="6.952cm" svg:x2="9.067cm" svg:y2="6.952cm">
          <text:p/>
        </draw:line>
        <draw:line draw:style-name="gr4" draw:text-style-name="P2" draw:layer="layout" svg:x1="7.961cm" svg:y1="4.09cm" svg:x2="8.995cm" svg:y2="4.09cm">
          <text:p/>
        </draw:line>
        <draw:g>
          <draw:custom-shape draw:style-name="gr5" draw:text-style-name="P1" draw:layer="layout" svg:width="0.902cm" svg:height="1.029cm" svg:x="6.887cm" svg:y="8.97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345cm" svg:y="8.9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6.938cm" svg:y="9.02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856cm" svg:y1="9.225cm" svg:x2="6.89cm" svg:y2="9.225cm">
            <text:p/>
          </draw:line>
          <draw:line draw:style-name="gr4" draw:text-style-name="P2" draw:layer="layout" svg:x1="5.868cm" svg:y1="9.778cm" svg:x2="6.902cm" svg:y2="9.778cm">
            <text:p/>
          </draw:line>
          <draw:line draw:style-name="gr4" draw:text-style-name="P2" draw:layer="layout" svg:x1="8.189cm" svg:y1="9.478cm" svg:x2="9.223cm" svg:y2="9.478cm">
            <text:p/>
          </draw:line>
        </draw:g>
      </draw:page>
      <draw:page draw:name="page2" draw:style-name="dp1" draw:master-page-name="Default">
        <draw:g>
          <draw:g>
            <draw:custom-shape draw:style-name="gr1" draw:text-style-name="P1" draw:layer="layout" svg:width="0.703cm" svg:height="1.049cm" svg:x="6.653cm" svg:y="3.599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673cm" svg:y="3.541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6.792cm" svg:y="3.583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498cm" svg:y1="3.836cm" svg:x2="6.807cm" svg:y2="3.837cm">
          <text:p/>
        </draw:line>
        <draw:line draw:style-name="gr4" draw:text-style-name="P2" draw:layer="layout" svg:x1="4.516cm" svg:y1="4.403cm" svg:x2="6.819cm" svg:y2="4.39cm">
          <text:p/>
        </draw:line>
        <draw:line draw:style-name="gr4" draw:text-style-name="P2" draw:layer="layout" svg:x1="7.962cm" svg:y1="4.091cm" svg:x2="8.996cm" svg:y2="4.091cm">
          <text:p/>
        </draw:line>
        <draw:line draw:style-name="gr4" draw:text-style-name="P2" draw:layer="layout" svg:x1="7.962cm" svg:y1="4.091cm" svg:x2="8.996cm" svg:y2="4.091cm">
          <text:p/>
        </draw:line>
        <draw:g>
          <draw:custom-shape draw:style-name="gr5" draw:text-style-name="P1" draw:layer="layout" svg:width="0.902cm" svg:height="1.029cm" svg:x="6.737cm" svg:y="5.4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195cm" svg:y="5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6.788cm" svg:y="5.48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164cm" svg:y1="5.692cm" svg:x2="6.74cm" svg:y2="5.69cm">
            <text:p/>
          </draw:line>
          <draw:line draw:style-name="gr4" draw:text-style-name="P2" draw:layer="layout" svg:x1="5.718cm" svg:y1="6.243cm" svg:x2="6.752cm" svg:y2="6.243cm">
            <text:p/>
          </draw:line>
          <draw:line draw:style-name="gr4" draw:text-style-name="P2" draw:layer="layout" svg:x1="8.039cm" svg:y1="5.943cm" svg:x2="9.073cm" svg:y2="5.943cm">
            <text:p/>
          </draw:line>
          <draw:line draw:style-name="gr4" draw:text-style-name="P2" draw:layer="layout" svg:x1="5.164cm" svg:y1="5.718cm" svg:x2="5.164cm" svg:y2="4.387cm">
            <text:p/>
          </draw:line>
        </draw:g>
        <draw:custom-shape draw:style-name="gr8" draw:text-style-name="P1" draw:layer="layout" svg:width="0.094cm" svg:height="0.288cm" svg:x="5.686cm" svg:y="4.2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678cm" svg:y="5.51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726cm" svg:y1="3.817cm" svg:x2="5.72cm" svg:y2="6.271cm">
          <text:p/>
        </draw:line>
        <draw:frame draw:style-name="gr9" draw:text-style-name="P3" draw:layer="layout" svg:width="0.836cm" svg:height="1.093cm" svg:x="3.694cm" svg:y="3.218cm">
          <draw:text-box>
            <text:p><text:span text:style-name="T1">x</text:span></text:p>
          </draw:text-box>
        </draw:frame>
        <draw:frame draw:style-name="gr9" draw:text-style-name="P3" draw:layer="layout" svg:width="0.836cm" svg:height="1.093cm" svg:x="3.694cm" svg:y="3.791cm">
          <draw:text-box>
            <text:p><text:span text:style-name="T1">y</text:span></text:p>
          </draw:text-box>
        </draw:frame>
        <draw:frame draw:style-name="gr10" draw:text-style-name="P3" draw:layer="layout" svg:width="1.505cm" svg:height="1.093cm" svg:x="8.87cm" svg:y="3.473cm">
          <draw:text-box>
            <text:p><text:span text:style-name="T1">x+y</text:span></text:p>
          </draw:text-box>
        </draw:frame>
        <draw:frame draw:style-name="gr11" draw:text-style-name="P3" draw:layer="layout" svg:width="3.846cm" svg:height="1.093cm" svg:x="8.874cm" svg:y="5.308cm">
          <draw:text-box>
            <text:p><text:span text:style-name="T1">carry</text:span><text:span text:style-name="T1">(x+y)</text:span></text:p>
          </draw:text-box>
        </draw:frame>
        <draw:frame draw:style-name="gr9" draw:text-style-name="P3" draw:layer="layout" svg:width="0.836cm" svg:height="1.093cm" svg:x="9.282cm" svg:y="3.047cm">
          <draw:text-box>
            <text:p><text:span text:style-name="T1">.</text:span></text:p>
          </draw:text-box>
        </draw:frame>
        <draw:g>
          <draw:g>
            <draw:custom-shape draw:style-name="gr1" draw:text-style-name="P1" draw:layer="layout" svg:width="0.703cm" svg:height="1.049cm" svg:x="6.898cm" svg:y="10.283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918cm" svg:y="10.225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7.037cm" svg:y="10.267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743cm" svg:y1="10.52cm" svg:x2="7.052cm" svg:y2="10.521cm">
          <text:p/>
        </draw:line>
        <draw:line draw:style-name="gr4" draw:text-style-name="P2" draw:layer="layout" svg:x1="4.761cm" svg:y1="11.087cm" svg:x2="7.064cm" svg:y2="11.074cm">
          <text:p/>
        </draw:line>
        <draw:line draw:style-name="gr4" draw:text-style-name="P2" draw:layer="layout" svg:x1="8.207cm" svg:y1="10.775cm" svg:x2="9.241cm" svg:y2="10.775cm">
          <text:p/>
        </draw:line>
        <draw:line draw:style-name="gr4" draw:text-style-name="P2" draw:layer="layout" svg:x1="8.207cm" svg:y1="10.775cm" svg:x2="9.241cm" svg:y2="10.775cm">
          <text:p/>
        </draw:line>
        <draw:g>
          <draw:custom-shape draw:style-name="gr5" draw:text-style-name="P1" draw:layer="layout" svg:width="0.902cm" svg:height="1.029cm" svg:x="6.982cm" svg:y="12.12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44cm" svg:y="12.1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7.033cm" svg:y="12.17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409cm" svg:y1="12.376cm" svg:x2="6.985cm" svg:y2="12.374cm">
            <text:p/>
          </draw:line>
          <draw:line draw:style-name="gr4" draw:text-style-name="P2" draw:layer="layout" svg:x1="5.963cm" svg:y1="12.927cm" svg:x2="6.997cm" svg:y2="12.927cm">
            <text:p/>
          </draw:line>
          <draw:line draw:style-name="gr4" draw:text-style-name="P2" draw:layer="layout" svg:x1="8.284cm" svg:y1="12.627cm" svg:x2="9.318cm" svg:y2="12.627cm">
            <text:p/>
          </draw:line>
          <draw:line draw:style-name="gr4" draw:text-style-name="P2" draw:layer="layout" svg:x1="5.409cm" svg:y1="12.402cm" svg:x2="5.409cm" svg:y2="11.071cm">
            <text:p/>
          </draw:line>
        </draw:g>
        <draw:custom-shape draw:style-name="gr8" draw:text-style-name="P1" draw:layer="layout" svg:width="0.094cm" svg:height="0.288cm" svg:x="5.931cm" svg:y="10.9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923cm" svg:y="12.2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971cm" svg:y1="10.501cm" svg:x2="5.965cm" svg:y2="12.955cm">
          <text:p/>
        </draw:line>
        <draw:frame draw:style-name="gr12" draw:text-style-name="P3" draw:layer="layout" svg:width="1.031cm" svg:height="1.093cm" svg:x="3.939cm" svg:y="9.902cm">
          <draw:text-box>
            <text:p><text:span text:style-name="T1">x</text:span><text:span text:style-name="T2">0</text:span></text:p>
          </draw:text-box>
        </draw:frame>
        <draw:frame draw:style-name="gr12" draw:text-style-name="P3" draw:layer="layout" svg:width="1.031cm" svg:height="1.093cm" svg:x="3.939cm" svg:y="10.475cm">
          <draw:text-box>
            <text:p><text:span text:style-name="T1">y</text:span><text:span text:style-name="T2">0</text:span></text:p>
          </draw:text-box>
        </draw:frame>
        <draw:frame draw:style-name="gr13" draw:text-style-name="P3" draw:layer="layout" svg:width="2.357cm" svg:height="1.935cm" svg:x="9.115cm" svg:y="10.157cm">
          <draw:text-box>
            <text:p><text:span text:style-name="T1">x</text:span><text:span text:style-name="T2">0</text:span><text:span text:style-name="T1">+y</text:span><text:span text:style-name="T2">0</text:span></text:p>
          </draw:text-box>
        </draw:frame>
        <draw:frame draw:style-name="gr14" draw:text-style-name="P3" draw:layer="layout" svg:width="4.236cm" svg:height="1.093cm" svg:x="9.119cm" svg:y="11.992cm">
          <draw:text-box>
            <text:p><text:span text:style-name="T3">carry</text:span><text:span text:style-name="T3">(</text:span><text:span text:style-name="T1">x</text:span><text:span text:style-name="T2">0</text:span><text:span text:style-name="T1">+y</text:span><text:span text:style-name="T2">0</text:span><text:span text:style-name="T1">)</text:span></text:p>
          </draw:text-box>
        </draw:frame>
        <draw:frame draw:style-name="gr9" draw:text-style-name="P3" draw:layer="layout" svg:width="0.836cm" svg:height="1.093cm" svg:x="9.735cm" svg:y="9.719cm">
          <draw:text-box>
            <text:p><text:span text:style-name="T1">.</text:span></text:p>
          </draw:text-box>
        </draw:frame>
        <draw:g>
          <draw:g>
            <draw:custom-shape draw:style-name="gr1" draw:text-style-name="P1" draw:layer="layout" svg:width="0.703cm" svg:height="1.049cm" svg:x="6.964cm" svg:y="14.198cm">
              <text:p/>
              <draw:enhanced-geometry svg:viewBox="0 0 21600 21600" draw:mirror-horizontal="true" draw:glue-points="21600 0 0 10800 21600 21600 ?f0 10800" draw:text-areas="?f1 ?f10 21600 ?f11" draw:type="moon" draw:modifiers="14955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  <draw:custom-shape draw:style-name="gr2" draw:text-style-name="P1" draw:layer="layout" svg:width="0.748cm" svg:height="1.174cm" svg:x="6.984cm" svg:y="14.14cm">
              <text:p/>
              <draw:enhanced-geometry svg:viewBox="0 0 21600 21600" draw:mirror-horizontal="true" draw:glue-points="21600 0 0 10800 21600 21600 ?f0 10800" draw:text-areas="?f1 ?f10 21600 ?f11" draw:type="moon" draw:modifiers="13969.1599539701" draw:enhanced-path="M 21600 0 C ?f3 ?f4 ?f0 5080 ?f0 10800 ?f0 16520 ?f3 ?f5 21600 21600 9740 21600 0 16730 0 10800 0 4870 9740 0 21600 0 Z N">
                <draw:equation draw:name="f0" draw:formula="$0 "/>
                <draw:equation draw:name="f1" draw:formula="21600-$0 "/>
                <draw:equation draw:name="f2" draw:formula="?f1 /2"/>
                <draw:equation draw:name="f3" draw:formula="?f2 +$0 "/>
                <draw:equation draw:name="f4" draw:formula="$0 *1794/10000"/>
                <draw:equation draw:name="f5" draw:formula="21600-?f4 "/>
                <draw:equation draw:name="f6" draw:formula="21600*21600"/>
                <draw:equation draw:name="f7" draw:formula="7500*7500"/>
                <draw:equation draw:name="f8" draw:formula="21600-$0"/>
                <draw:equation draw:name="f9" draw:formula="sqrt(?f7*(1-(?f8*?f8/?f6)))"/>
                <draw:equation draw:name="f10" draw:formula="10800-?f9"/>
                <draw:equation draw:name="f11" draw:formula="10800+?f9"/>
                <draw:handle draw:handle-position="$0 10800" draw:handle-range-x-minimum="0" draw:handle-range-x-maximum="18900"/>
              </draw:enhanced-geometry>
            </draw:custom-shape>
          </draw:g>
          <draw:custom-shape draw:style-name="gr3" draw:text-style-name="P1" draw:layer="layout" svg:width="1.194cm" svg:height="1.06cm" svg:x="7.103cm" svg:y="14.182cm">
            <text:p/>
  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line draw:style-name="gr4" draw:text-style-name="P2" draw:layer="layout" svg:x1="4.809cm" svg:y1="14.435cm" svg:x2="7.118cm" svg:y2="14.436cm">
          <text:p/>
        </draw:line>
        <draw:line draw:style-name="gr4" draw:text-style-name="P2" draw:layer="layout" svg:x1="4.827cm" svg:y1="15.002cm" svg:x2="7.13cm" svg:y2="14.989cm">
          <text:p/>
        </draw:line>
        <draw:line draw:style-name="gr4" draw:text-style-name="P2" draw:layer="layout" svg:x1="8.273cm" svg:y1="14.69cm" svg:x2="9.307cm" svg:y2="14.69cm">
          <text:p/>
        </draw:line>
        <draw:line draw:style-name="gr4" draw:text-style-name="P2" draw:layer="layout" svg:x1="8.273cm" svg:y1="14.69cm" svg:x2="9.307cm" svg:y2="14.69cm">
          <text:p/>
        </draw:line>
        <draw:g>
          <draw:custom-shape draw:style-name="gr5" draw:text-style-name="P1" draw:layer="layout" svg:width="0.902cm" svg:height="1.029cm" svg:x="7.048cm" svg:y="16.04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51cm" svg:height="1.029cm" svg:x="7.506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824cm" svg:height="0.934cm" svg:x="7.099cm" svg:y="16.08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475cm" svg:y1="16.291cm" svg:x2="7.051cm" svg:y2="16.289cm">
            <text:p/>
          </draw:line>
          <draw:line draw:style-name="gr4" draw:text-style-name="P2" draw:layer="layout" svg:x1="6.029cm" svg:y1="16.842cm" svg:x2="7.063cm" svg:y2="16.842cm">
            <text:p/>
          </draw:line>
          <draw:line draw:style-name="gr4" draw:text-style-name="P2" draw:layer="layout" svg:x1="8.35cm" svg:y1="16.542cm" svg:x2="9.384cm" svg:y2="16.542cm">
            <text:p/>
          </draw:line>
          <draw:line draw:style-name="gr4" draw:text-style-name="P2" draw:layer="layout" svg:x1="5.475cm" svg:y1="16.317cm" svg:x2="5.475cm" svg:y2="14.986cm">
            <text:p/>
          </draw:line>
        </draw:g>
        <draw:custom-shape draw:style-name="gr8" draw:text-style-name="P1" draw:layer="layout" svg:width="0.094cm" svg:height="0.288cm" svg:x="5.997cm" svg:y="14.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094cm" svg:height="0.288cm" svg:x="5.989cm" svg:y="16.11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037cm" svg:y1="14.416cm" svg:x2="6.031cm" svg:y2="16.87cm">
          <text:p/>
        </draw:line>
        <draw:frame draw:style-name="gr12" draw:text-style-name="P3" draw:layer="layout" svg:width="1.031cm" svg:height="1.093cm" svg:x="4.005cm" svg:y="13.817cm">
          <draw:text-box>
            <text:p><text:span text:style-name="T1">x</text:span><text:span text:style-name="T2">1</text:span></text:p>
          </draw:text-box>
        </draw:frame>
        <draw:frame draw:style-name="gr12" draw:text-style-name="P3" draw:layer="layout" svg:width="1.031cm" svg:height="1.093cm" svg:x="4.005cm" svg:y="14.39cm">
          <draw:text-box>
            <text:p><text:span text:style-name="T1">y</text:span><text:span text:style-name="T2">1</text:span></text:p>
          </draw:text-box>
        </draw:frame>
        <draw:frame draw:style-name="gr13" draw:text-style-name="P3" draw:layer="layout" svg:width="2.357cm" svg:height="1.935cm" svg:x="9.181cm" svg:y="14.072cm">
          <draw:text-box>
            <text:p><text:span text:style-name="T1">x</text:span><text:span text:style-name="T2">1</text:span><text:span text:style-name="T1">+y</text:span><text:span text:style-name="T2">1</text:span></text:p>
          </draw:text-box>
        </draw:frame>
        <draw:frame draw:style-name="gr14" draw:text-style-name="P3" draw:layer="layout" svg:width="4.236cm" svg:height="1.093cm" svg:x="9.185cm" svg:y="15.907cm">
          <draw:text-box>
            <text:p><text:span text:style-name="T3">carry</text:span><text:span text:style-name="T3">(x</text:span><text:span text:style-name="T4">1</text:span><text:span text:style-name="T3">+y</text:span><text:span text:style-name="T4">1</text:span><text:span text:style-name="T1">)</text:span></text:p>
          </draw:text-box>
        </draw:frame>
        <draw:frame draw:style-name="gr9" draw:text-style-name="P3" draw:layer="layout" svg:width="0.836cm" svg:height="1.093cm" svg:x="9.801cm" svg:y="13.634cm">
          <draw:text-box>
            <text:p><text:span text:style-name="T1">.</text:span></text:p>
          </draw:text-box>
        </draw:frame>
        <draw:frame draw:style-name="gr12" draw:text-style-name="P3" draw:layer="layout" svg:width="1.031cm" svg:height="1.093cm" svg:x="5.989cm" svg:y="20.248cm">
          <draw:text-box>
            <text:p><text:span text:style-name="T1">x</text:span><text:span text:style-name="T2">0</text:span></text:p>
          </draw:text-box>
        </draw:frame>
        <draw:frame draw:style-name="gr12" draw:text-style-name="P3" draw:layer="layout" svg:width="1.031cm" svg:height="1.093cm" svg:x="4.648cm" svg:y="20.237cm">
          <draw:text-box>
            <text:p><text:span text:style-name="T1">x</text:span><text:span text:style-name="T2">1</text:span></text:p>
          </draw:text-box>
        </draw:frame>
        <draw:frame draw:style-name="gr15" draw:text-style-name="P3" draw:layer="layout" svg:width="1.031cm" svg:height="1.093cm" svg:x="7.374cm" svg:y="23.208cm">
          <draw:text-box>
            <text:p><text:span text:style-name="T1">y</text:span><text:span text:style-name="T2">0</text:span></text:p>
          </draw:text-box>
        </draw:frame>
        <draw:frame draw:style-name="gr15" draw:text-style-name="P3" draw:layer="layout" svg:width="1.031cm" svg:height="1.093cm" svg:x="7.368cm" svg:y="21.681cm">
          <draw:text-box>
            <text:p><text:span text:style-name="T1">y</text:span><text:span text:style-name="T2">1</text:span></text:p>
          </draw:text-box>
        </draw:frame>
        <draw:line draw:style-name="gr16" draw:text-style-name="P2" draw:layer="layout" svg:x1="5.087cm" svg:y1="21.07cm" svg:x2="5.053cm" svg:y2="21.921cm">
          <text:p/>
        </draw:line>
        <draw:line draw:style-name="gr17" draw:text-style-name="P2" draw:layer="layout" svg:x1="7.564cm" svg:y1="22.345cm" svg:x2="5.431cm" svg:y2="22.331cm">
          <text:p/>
        </draw:line>
        <draw:line draw:style-name="gr16" draw:text-style-name="P2" draw:layer="layout" svg:x1="7.613cm" svg:y1="23.86cm" svg:x2="6.757cm" svg:y2="23.856cm">
          <text:p/>
        </draw:line>
        <draw:g>
          <draw:custom-shape draw:style-name="gr18" draw:text-style-name="P4" draw:layer="layout" svg:width="0.746cm" svg:height="0.722cm" svg:x="4.678cm" svg:y="2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0.875cm" svg:height="0.962cm" svg:x="4.618cm" svg:y="21.829cm">
            <draw:text-box>
              <text:p>+</text:p>
            </draw:text-box>
          </draw:frame>
        </draw:g>
        <draw:g>
          <draw:custom-shape draw:style-name="gr18" draw:text-style-name="P4" draw:layer="layout" svg:width="0.746cm" svg:height="0.722cm" svg:x="5.999cm" svg:y="23.4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0.875cm" svg:height="0.962cm" svg:x="5.939cm" svg:y="23.372cm">
            <draw:text-box>
              <text:p>+</text:p>
            </draw:text-box>
          </draw:frame>
        </draw:g>
        <draw:line draw:style-name="gr16" draw:text-style-name="P2" draw:layer="layout" svg:x1="5.041cm" svg:y1="22.66cm" svg:x2="5.027cm" svg:y2="23.489cm">
          <text:p/>
        </draw:line>
        <draw:g>
          <draw:custom-shape draw:style-name="gr18" draw:text-style-name="P4" draw:layer="layout" svg:width="0.746cm" svg:height="0.722cm" svg:x="4.664cm" svg:y="23.4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0.875cm" svg:height="0.962cm" svg:x="4.604cm" svg:y="23.387cm">
            <draw:text-box>
              <text:p>+</text:p>
            </draw:text-box>
          </draw:frame>
        </draw:g>
        <draw:line draw:style-name="gr20" draw:text-style-name="P2" draw:layer="layout" svg:x1="5.419cm" svg:y1="23.855cm" svg:x2="6.01cm" svg:y2="23.859cm">
          <text:p/>
        </draw:line>
        <draw:line draw:style-name="gr4" draw:text-style-name="P2" draw:layer="layout" svg:x1="6.379cm" svg:y1="24.195cm" svg:x2="6.366cm" svg:y2="25.177cm">
          <text:p/>
        </draw:line>
        <draw:line draw:style-name="gr4" draw:text-style-name="P2" draw:layer="layout" svg:x1="5.032cm" svg:y1="24.217cm" svg:x2="5.01cm" svg:y2="25.178cm">
          <text:p/>
        </draw:line>
        <draw:line draw:style-name="gr4" draw:text-style-name="P2" draw:layer="layout" svg:x1="4.666cm" svg:y1="22.321cm" svg:x2="3.704cm" svg:y2="22.321cm">
          <text:p/>
        </draw:line>
        <draw:line draw:style-name="gr4" draw:text-style-name="P2" draw:layer="layout" svg:x1="4.666cm" svg:y1="23.873cm" svg:x2="4.125cm" svg:y2="23.885cm">
          <text:p/>
        </draw:line>
        <draw:line draw:style-name="gr16" draw:text-style-name="P2" draw:layer="layout" svg:x1="3.728cm" svg:y1="22.309cm" svg:x2="3.695cm" svg:y2="24.414cm">
          <text:p/>
        </draw:line>
        <draw:line draw:style-name="gr16" draw:text-style-name="P2" draw:layer="layout" svg:x1="4.149cm" svg:y1="23.861cm" svg:x2="4.142cm" svg:y2="24.414cm">
          <text:p/>
        </draw:line>
        <draw:custom-shape draw:style-name="gr21" draw:text-style-name="P1" draw:layer="layout" svg:width="0.523cm" svg:height="0.582cm" draw:transform="rotate (1.54112572951099) translate (3.609cm 24.924cm)">
          <text:p/>
          <draw:enhanced-geometry svg:viewBox="0 0 21600 21600" draw:mirror-horizontal="true" draw:glue-points="21600 0 0 10800 21600 21600 ?f0 10800" draw:text-areas="?f1 ?f10 21600 ?f11" draw:type="moon" draw:modifiers="18115.2368758003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line draw:style-name="gr4" draw:text-style-name="P2" draw:layer="layout" svg:x1="3.93cm" svg:y1="24.929cm" svg:x2="3.926cm" svg:y2="25.169cm">
          <text:p/>
        </draw:line>
        <draw:line draw:style-name="gr4" draw:text-style-name="P2" draw:layer="layout" svg:x1="5.032cm" svg:y1="24.218cm" svg:x2="5.016cm" svg:y2="25.101cm">
          <text:p/>
        </draw:line>
        <draw:frame draw:style-name="gr15" draw:text-style-name="P3" draw:layer="layout" svg:width="1.031cm" svg:height="1.093cm" svg:x="5.917cm" svg:y="24.986cm">
          <draw:text-box>
            <text:p><text:span text:style-name="T1">b</text:span><text:span text:style-name="T2">0</text:span></text:p>
          </draw:text-box>
        </draw:frame>
        <draw:frame draw:style-name="gr15" draw:text-style-name="P3" draw:layer="layout" svg:width="1.031cm" svg:height="1.093cm" svg:x="4.619cm" svg:y="24.996cm">
          <draw:text-box>
            <text:p><text:span text:style-name="T1">b</text:span><text:span text:style-name="T2">1</text:span></text:p>
          </draw:text-box>
        </draw:frame>
        <draw:frame draw:style-name="gr15" draw:text-style-name="P3" draw:layer="layout" svg:width="1.031cm" svg:height="1.093cm" svg:x="3.482cm" svg:y="24.997cm">
          <draw:text-box>
            <text:p><text:span text:style-name="T1">c</text:span></text:p>
          </draw:text-box>
        </draw:frame>
        <draw:custom-shape draw:style-name="gr22" draw:text-style-name="P1" draw:layer="layout" svg:width="0.144cm" svg:height="0.481cm" svg:x="6.342cm" svg:y="22.08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6.434cm" svg:y1="21.07cm" svg:x2="6.375cm" svg:y2="23.51cm">
          <text:p/>
        </draw:line>
      </draw:page>
      <draw:page draw:name="page3" draw:style-name="dp1" draw:master-page-name="Default">
        <draw:frame draw:style-name="gr23" draw:text-style-name="P2" draw:layer="layout" svg:width="4.558cm" svg:height="4.792cm" svg:x="7.077cm" svg:y="4.665cm">
          <draw:image xlink:href="Pictures/10000001000001D2000001EAB5ED13B3B90F57B1.png" xlink:type="simple" xlink:show="embed" xlink:actuate="onLoad" draw:mime-type="image/png">
            <text:p/>
          </draw:image>
        </draw:frame>
        <draw:line draw:style-name="gr4" draw:text-style-name="P2" draw:layer="layout" svg:x1="11.123cm" svg:y1="9.223cm" svg:x2="11.129cm" svg:y2="10.021cm">
          <text:p/>
        </draw:line>
        <draw:line draw:style-name="gr4" draw:text-style-name="P2" draw:layer="layout" svg:x1="8.748cm" svg:y1="9.212cm" svg:x2="8.732cm" svg:y2="10.021cm">
          <text:p/>
        </draw:line>
        <draw:line draw:style-name="gr24" draw:text-style-name="P2" draw:layer="layout" svg:x1="8.174cm" svg:y1="9.19cm" svg:x2="8.169cm" svg:y2="9.988cm">
          <text:p/>
        </draw:line>
        <draw:line draw:style-name="gr24" draw:text-style-name="P2" draw:layer="layout" svg:x1="8.175cm" svg:y1="9.967cm" svg:x2="7.194cm" svg:y2="9.971cm">
          <text:p/>
        </draw:line>
        <draw:custom-shape draw:style-name="gr25" draw:text-style-name="P1" draw:layer="layout" svg:width="0.414cm" svg:height="0.645cm" svg:x="7.144cm" svg:y="8.86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8.416cm" svg:y="8.80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10.767cm" svg:y="8.916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0.836cm" svg:height="1.094cm" svg:x="10.412cm" svg:y="9.398cm">
          <draw:text-box>
            <text:p><text:span text:style-name="T5">x</text:span></text:p>
          </draw:text-box>
        </draw:frame>
        <draw:frame draw:style-name="gr27" draw:text-style-name="P6" draw:layer="layout" svg:width="0.996cm" svg:height="1.471cm" svg:x="8.71cm" svg:y="9.41cm">
          <draw:text-box>
            <text:p><text:span text:style-name="T6">¬</text:span><text:span text:style-name="T5">x</text:span></text:p>
          </draw:text-box>
        </draw:frame>
        <draw:frame draw:style-name="gr28" draw:text-style-name="P6" draw:layer="layout" svg:width="1.717cm" svg:height="0.877cm" svg:x="5.466cm" svg:y="9.486cm">
          <draw:text-box>
            <text:p><text:span text:style-name="T5">power</text:span></text:p>
          </draw:text-box>
        </draw:frame>
      </draw:page>
      <draw:page draw:name="page4" draw:style-name="dp1" draw:master-page-name="Default">
        <draw:frame draw:style-name="gr23" draw:text-style-name="P2" draw:layer="layout" svg:width="4.558cm" svg:height="4.792cm" svg:x="3.026cm" svg:y="2.846cm">
          <draw:image xlink:href="Pictures/10000001000001D2000001EAB5ED13B3B90F57B1.png" xlink:type="simple" xlink:show="embed" xlink:actuate="onLoad" draw:mime-type="image/png">
            <text:p/>
          </draw:image>
        </draw:frame>
        <draw:line draw:style-name="gr4" draw:text-style-name="P2" draw:layer="layout" svg:x1="7.072cm" svg:y1="7.454cm" svg:x2="7.078cm" svg:y2="8.252cm">
          <text:p/>
        </draw:line>
        <draw:custom-shape draw:style-name="gr25" draw:text-style-name="P1" draw:layer="layout" svg:width="0.414cm" svg:height="0.645cm" svg:x="3.093cm" svg:y="7.09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4.365cm" svg:y="7.03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6.716cm" svg:y="7.147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4.558cm" svg:height="4.792cm" svg:x="9.788cm" svg:y="2.846cm">
          <draw:image xlink:href="Pictures/10000001000001D2000001EAB5ED13B3B90F57B1.png" xlink:type="simple" xlink:show="embed" xlink:actuate="onLoad" draw:mime-type="image/png">
            <text:p/>
          </draw:image>
        </draw:frame>
        <draw:line draw:style-name="gr4" draw:text-style-name="P2" draw:layer="layout" svg:x1="7.082cm" svg:y1="7.415cm" svg:x2="7.045cm" svg:y2="9.624cm">
          <text:p/>
        </draw:line>
        <draw:custom-shape draw:style-name="gr25" draw:text-style-name="P1" draw:layer="layout" svg:width="0.258cm" svg:height="0.645cm" svg:x="6.703cm" svg:y="7.134cm">
          <text:p/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0.897cm" svg:height="0.861cm" svg:x="6.178cm" svg:y="9.126cm">
          <draw:text-box>
            <text:p><text:span text:style-name="T5">x</text:span><text:span text:style-name="T7">0</text:span></text:p>
          </draw:text-box>
        </draw:frame>
        <draw:custom-shape draw:style-name="gr25" draw:text-style-name="P1" draw:layer="layout" svg:width="0.414cm" svg:height="0.645cm" svg:x="9.883cm" svg:y="7.1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414cm" svg:height="0.645cm" svg:x="10.957cm" svg:y="7.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414cm" svg:height="0.645cm" svg:x="13.324cm" svg:y="7.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8cm" svg:height="0.645cm" svg:x="13.479cm" svg:y="7.1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835cm" svg:y1="7.414cm" svg:x2="13.825cm" svg:y2="9.624cm">
          <text:p/>
        </draw:line>
        <draw:line draw:style-name="gr24" draw:text-style-name="P2" draw:layer="layout" svg:x1="3.662cm" svg:y1="7.441cm" svg:x2="3.638cm" svg:y2="9.591cm">
          <text:p/>
        </draw:line>
        <draw:custom-shape draw:style-name="gr25" draw:text-style-name="P1" draw:layer="layout" svg:width="0.155cm" svg:height="0.645cm" svg:x="3.881cm" svg:y="7.125cm">
          <text:p/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0.897cm" svg:height="0.861cm" svg:x="12.989cm" svg:y="9.089cm">
          <draw:text-box>
            <text:p><text:span text:style-name="T5">x</text:span><text:span text:style-name="T7">1</text:span></text:p>
          </draw:text-box>
        </draw:frame>
        <draw:custom-shape draw:style-name="gr25" draw:text-style-name="P1" draw:layer="layout" svg:width="0.206cm" svg:height="0.645cm" svg:x="10.613cm" svg:y="7.081cm">
          <text:p/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0.897cm" svg:height="0.861cm" svg:x="2.882cm" svg:y="6.912cm">
          <draw:text-box>
            <text:p><text:span text:style-name="T5">a</text:span><text:span text:style-name="T7">0</text:span></text:p>
          </draw:text-box>
        </draw:frame>
        <draw:frame draw:style-name="gr29" draw:text-style-name="P6" draw:layer="layout" svg:width="0.897cm" svg:height="0.861cm" svg:x="9.645cm" svg:y="6.972cm">
          <draw:text-box>
            <text:p><text:span text:style-name="T5">a</text:span><text:span text:style-name="T7">1</text:span></text:p>
          </draw:text-box>
        </draw:frame>
        <draw:frame draw:style-name="gr29" draw:text-style-name="P6" draw:layer="layout" svg:width="0.897cm" svg:height="0.861cm" svg:x="3.985cm" svg:y="7.397cm">
          <draw:text-box>
            <text:p><text:span text:style-name="T5">b</text:span><text:span text:style-name="T7">0</text:span></text:p>
          </draw:text-box>
        </draw:frame>
        <draw:frame draw:style-name="gr27" draw:text-style-name="P6" draw:layer="layout" svg:width="2.535cm" svg:height="1.471cm" svg:x="8.379cm" svg:y="9.146cm">
          <draw:text-box>
            <text:p><text:span text:style-name="T8">b</text:span><text:span text:style-name="T7">1</text:span><text:span text:style-name="T8">= x</text:span><text:span text:style-name="T7">0</text:span><text:span text:style-name="T9">∧</text:span><text:span text:style-name="T8">x</text:span><text:span text:style-name="T7">1</text:span></text:p>
          </draw:text-box>
        </draw:frame>
        <draw:line draw:style-name="gr4" draw:text-style-name="P2" draw:layer="layout" svg:x1="4.121cm" svg:y1="7.232cm" svg:x2="4.101cm" svg:y2="8.119cm">
          <text:p/>
        </draw:line>
        <draw:line draw:style-name="gr4" draw:text-style-name="P2" draw:layer="layout" svg:x1="4.089cm" svg:y1="8.13cm" svg:x2="10.427cm" svg:y2="8.13cm">
          <text:p/>
        </draw:line>
        <draw:line draw:style-name="gr4" draw:text-style-name="P2" draw:layer="layout" svg:x1="10.431cm" svg:y1="7.427cm" svg:x2="10.418cm" svg:y2="8.136cm">
          <text:p/>
        </draw:line>
        <draw:line draw:style-name="gr4" draw:text-style-name="P2" draw:layer="layout" svg:x1="10.89cm" svg:y1="7.34cm" svg:x2="10.865cm" svg:y2="9.624cm">
          <text:p/>
        </draw:line>
        <draw:frame draw:style-name="gr28" draw:text-style-name="P6" draw:layer="layout" svg:width="2.188cm" svg:height="0.877cm" svg:x="3.187cm" svg:y="9.425cm">
          <draw:text-box>
            <text:p><text:span text:style-name="T5">power</text:span></text:p>
          </draw:text-box>
        </draw:frame>
      </draw:page>
      <draw:page draw:name="page5" draw:style-name="dp1" draw:master-page-name="Default">
        <draw:line draw:style-name="gr4" draw:text-style-name="P2" draw:layer="layout" svg:x1="3.819cm" svg:y1="5.892cm" svg:x2="5.073cm" svg:y2="5.892cm">
          <text:p/>
        </draw:line>
        <draw:line draw:style-name="gr30" draw:text-style-name="P2" draw:layer="layout" svg:x1="5.05cm" svg:y1="7.138cm" svg:x2="5.05cm" svg:y2="5.884cm">
          <text:p/>
        </draw:line>
        <draw:line draw:style-name="gr4" draw:text-style-name="P2" draw:layer="layout" svg:x1="5.048cm" svg:y1="7.112cm" svg:x2="6.302cm" svg:y2="7.112cm">
          <text:p/>
        </draw:line>
        <draw:line draw:style-name="gr31" draw:text-style-name="P2" draw:layer="layout" svg:x1="6.279cm" svg:y1="7.138cm" svg:x2="6.279cm" svg:y2="5.884cm">
          <text:p/>
        </draw:line>
        <draw:line draw:style-name="gr4" draw:text-style-name="P2" draw:layer="layout" svg:x1="6.261cm" svg:y1="5.909cm" svg:x2="7.515cm" svg:y2="5.909cm">
          <text:p/>
        </draw:line>
        <draw:line draw:style-name="gr30" draw:text-style-name="P2" draw:layer="layout" svg:x1="7.492cm" svg:y1="7.155cm" svg:x2="7.492cm" svg:y2="5.901cm">
          <text:p/>
        </draw:line>
        <draw:line draw:style-name="gr4" draw:text-style-name="P2" draw:layer="layout" svg:x1="7.49cm" svg:y1="7.129cm" svg:x2="8.744cm" svg:y2="7.129cm">
          <text:p/>
        </draw:line>
        <draw:line draw:style-name="gr31" draw:text-style-name="P2" draw:layer="layout" svg:x1="8.721cm" svg:y1="7.155cm" svg:x2="8.721cm" svg:y2="5.901cm">
          <text:p/>
        </draw:line>
        <draw:line draw:style-name="gr4" draw:text-style-name="P2" draw:layer="layout" svg:x1="8.703cm" svg:y1="5.916cm" svg:x2="9.957cm" svg:y2="5.916cm">
          <text:p/>
        </draw:line>
        <draw:line draw:style-name="gr4" draw:text-style-name="P2" draw:layer="layout" svg:x1="9.934cm" svg:y1="7.162cm" svg:x2="9.934cm" svg:y2="5.908cm">
          <text:p/>
        </draw:line>
        <draw:line draw:style-name="gr4" draw:text-style-name="P2" draw:layer="layout" svg:x1="9.932cm" svg:y1="7.136cm" svg:x2="11.186cm" svg:y2="7.136cm">
          <text:p/>
        </draw:line>
        <draw:line draw:style-name="gr31" draw:text-style-name="P2" draw:layer="layout" svg:x1="11.163cm" svg:y1="7.162cm" svg:x2="11.163cm" svg:y2="5.908cm">
          <text:p/>
        </draw:line>
        <draw:line draw:style-name="gr4" draw:text-style-name="P2" draw:layer="layout" svg:x1="11.144cm" svg:y1="5.928cm" svg:x2="12.398cm" svg:y2="5.928cm">
          <text:p/>
        </draw:line>
        <draw:line draw:style-name="gr4" draw:text-style-name="P2" draw:layer="layout" svg:x1="12.375cm" svg:y1="7.174cm" svg:x2="12.375cm" svg:y2="5.92cm">
          <text:p/>
        </draw:line>
        <draw:line draw:style-name="gr4" draw:text-style-name="P2" draw:layer="layout" svg:x1="12.373cm" svg:y1="7.148cm" svg:x2="13.627cm" svg:y2="7.148cm">
          <text:p/>
        </draw:line>
        <draw:line draw:style-name="gr31" draw:text-style-name="P2" draw:layer="layout" svg:x1="13.604cm" svg:y1="7.174cm" svg:x2="13.604cm" svg:y2="5.92cm">
          <text:p/>
        </draw:line>
        <draw:line draw:style-name="gr4" draw:text-style-name="P2" draw:layer="layout" svg:x1="13.572cm" svg:y1="5.94cm" svg:x2="14.826cm" svg:y2="5.94cm">
          <text:p/>
        </draw:line>
        <draw:line draw:style-name="gr32" draw:text-style-name="P2" draw:layer="layout" svg:x1="5.042cm" svg:y1="4.491cm" svg:x2="5.054cm" svg:y2="5.887cm">
          <text:p/>
        </draw:line>
        <draw:line draw:style-name="gr32" draw:text-style-name="P2" draw:layer="layout" svg:x1="7.483cm" svg:y1="4.467cm" svg:x2="7.495cm" svg:y2="5.899cm">
          <text:p/>
        </draw:line>
        <draw:frame draw:style-name="gr33" draw:text-style-name="P7" draw:layer="layout" svg:width="0.83cm" svg:height="0.926cm" svg:x="3.117cm" svg:y="5.381cm">
          <draw:text-box>
            <text:p><text:span text:style-name="T10">1</text:span></text:p>
          </draw:text-box>
        </draw:frame>
        <draw:frame draw:style-name="gr33" draw:text-style-name="P7" draw:layer="layout" svg:width="0.83cm" svg:height="0.926cm" svg:x="3.093cm" svg:y="6.668cm">
          <draw:text-box>
            <text:p><text:span text:style-name="T10">0</text:span></text:p>
          </draw:text-box>
        </draw:frame>
        <draw:line draw:style-name="gr34" draw:text-style-name="P2" draw:layer="layout" svg:x1="5.025cm" svg:y1="5.095cm" svg:x2="7.486cm" svg:y2="5.069cm">
          <text:p/>
        </draw:line>
        <draw:frame draw:style-name="gr35" draw:text-style-name="P7" draw:layer="layout" svg:width="1.829cm" svg:height="0.797cm" svg:x="5.419cm" svg:y="4.31cm">
          <draw:text-box>
            <text:p><text:span text:style-name="T10">period</text:span></text:p>
          </draw:text-box>
        </draw:frame>
      </draw:page>
      <draw:page draw:name="page6" draw:style-name="dp1" draw:master-page-name="Default">
        <draw:g>
          <draw:custom-shape draw:style-name="gr18" draw:text-style-name="P4" draw:layer="layout" svg:width="0.746cm" svg:height="0.722cm" svg:x="10.548cm" svg:y="12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8" draw:layer="layout" svg:width="0.875cm" svg:height="1.069cm" svg:x="10.488cm" svg:y="12.67cm">
            <draw:text-box>
              <text:p><text:span text:style-name="T11"><text:s/></text:span><text:span text:style-name="T12">*</text:span></text:p>
            </draw:text-box>
          </draw:frame>
        </draw:g>
        <draw:g>
          <draw:custom-shape draw:style-name="gr18" draw:text-style-name="P4" draw:layer="layout" svg:width="0.746cm" svg:height="0.722cm" svg:x="10cm" svg:y="8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6" draw:text-style-name="P8" draw:layer="layout" svg:width="0.875cm" svg:height="1.069cm" svg:x="9.94cm" svg:y="8.426cm">
            <draw:text-box>
              <text:p><text:span text:style-name="T11"><text:s/></text:span><text:span text:style-name="T12">*</text:span></text:p>
            </draw:text-box>
          </draw:frame>
        </draw:g>
        <draw:g>
          <draw:custom-shape draw:style-name="gr18" draw:text-style-name="P4" draw:layer="layout" svg:width="0.746cm" svg:height="0.722cm" svg:x="7.203cm" svg:y="12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0.875cm" svg:height="0.962cm" svg:x="7.143cm" svg:y="12.674cm">
            <draw:text-box>
              <text:p>+</text:p>
            </draw:text-box>
          </draw:frame>
        </draw:g>
        <draw:g>
          <draw:custom-shape draw:style-name="gr37" draw:text-style-name="P1" draw:layer="layout" svg:width="0.809cm" svg:height="0.787cm" svg:x="8.171cm" svg:y="14.9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9" draw:layer="layout" svg:width="0.859cm" svg:height="1.093cm" svg:x="8.126cm" svg:y="14.759cm">
            <draw:text-box>
              <text:p><text:span text:style-name="T13">b</text:span></text:p>
            </draw:text-box>
          </draw:frame>
        </draw:g>
        <draw:g>
          <draw:custom-shape draw:style-name="gr39" draw:text-style-name="P1" draw:layer="layout" svg:width="0.787cm" svg:height="0.787cm" svg:x="6.215cm" svg:y="14.9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9" draw:layer="layout" svg:width="0.836cm" svg:height="1.093cm" svg:x="6.171cm" svg:y="14.762cm">
            <draw:text-box>
              <text:p><text:span text:style-name="T13">a</text:span></text:p>
            </draw:text-box>
          </draw:frame>
        </draw:g>
        <draw:line draw:style-name="gr16" draw:text-style-name="P2" draw:layer="layout" svg:x1="7.382cm" svg:y1="13.48cm" svg:x2="6.638cm" svg:y2="14.901cm">
          <text:p/>
        </draw:line>
        <draw:line draw:style-name="gr16" draw:text-style-name="P2" draw:layer="layout" svg:x1="7.791cm" svg:y1="13.457cm" svg:x2="8.539cm" svg:y2="14.913cm">
          <text:p/>
        </draw:line>
        <draw:g>
          <draw:custom-shape draw:style-name="gr18" draw:text-style-name="P4" draw:layer="layout" svg:width="0.746cm" svg:height="0.722cm" svg:x="8.918cm" svg:y="10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0.875cm" svg:height="0.962cm" svg:x="8.858cm" svg:y="10.497cm">
            <draw:text-box>
              <text:p>+</text:p>
            </draw:text-box>
          </draw:frame>
        </draw:g>
        <draw:g>
          <draw:custom-shape draw:style-name="gr37" draw:text-style-name="P1" draw:layer="layout" svg:width="0.809cm" svg:height="0.787cm" svg:x="11.536cm" svg:y="14.9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9" draw:layer="layout" svg:width="0.859cm" svg:height="1.093cm" svg:x="11.491cm" svg:y="14.76cm">
            <draw:text-box>
              <text:p><text:span text:style-name="T13">d</text:span></text:p>
            </draw:text-box>
          </draw:frame>
        </draw:g>
        <draw:g>
          <draw:custom-shape draw:style-name="gr39" draw:text-style-name="P1" draw:layer="layout" svg:width="0.787cm" svg:height="0.787cm" svg:x="9.58cm" svg:y="14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9" draw:layer="layout" svg:width="0.836cm" svg:height="1.093cm" svg:x="9.536cm" svg:y="14.763cm">
            <draw:text-box>
              <text:p><text:span text:style-name="T13">c</text:span></text:p>
            </draw:text-box>
          </draw:frame>
        </draw:g>
        <draw:line draw:style-name="gr16" draw:text-style-name="P2" draw:layer="layout" svg:x1="10.747cm" svg:y1="13.481cm" svg:x2="10.003cm" svg:y2="14.902cm">
          <text:p/>
        </draw:line>
        <draw:line draw:style-name="gr16" draw:text-style-name="P2" draw:layer="layout" svg:x1="11.156cm" svg:y1="13.458cm" svg:x2="11.904cm" svg:y2="14.914cm">
          <text:p/>
        </draw:line>
        <draw:line draw:style-name="gr16" draw:text-style-name="P2" draw:layer="layout" svg:x1="9.062cm" svg:y1="11.278cm" svg:x2="7.758cm" svg:y2="12.797cm">
          <text:p/>
        </draw:line>
        <draw:line draw:style-name="gr16" draw:text-style-name="P2" draw:layer="layout" svg:x1="9.559cm" svg:y1="11.261cm" svg:x2="10.752cm" svg:y2="12.833cm">
          <text:p/>
        </draw:line>
        <draw:line draw:style-name="gr16" draw:text-style-name="P2" draw:layer="layout" svg:x1="10.169cm" svg:y1="9.21cm" svg:x2="9.465cm" svg:y2="10.644cm">
          <text:p/>
        </draw:line>
        <draw:line draw:style-name="gr16" draw:text-style-name="P2" draw:layer="layout" svg:x1="10.548cm" svg:y1="9.213cm" svg:x2="10.922cm" svg:y2="12.785cm">
          <text:p/>
        </draw:line>
      </draw:page>
      <draw:page draw:name="page7" draw:style-name="dp1" draw:master-page-name="Default">
        <draw:g>
          <draw:line draw:style-name="gr40" draw:text-style-name="P2" draw:layer="layout" svg:x1="6.321cm" svg:y1="11.175cm" svg:x2="7.773cm" svg:y2="11.185cm">
            <text:p/>
          </draw:line>
          <draw:line draw:style-name="gr41" draw:text-style-name="P2" draw:layer="layout" svg:x1="10.652cm" svg:y1="9.943cm" svg:x2="5.988cm" svg:y2="9.948cm">
            <text:p/>
          </draw:line>
          <draw:custom-shape draw:style-name="gr42" draw:text-style-name="P1" draw:layer="layout" svg:width="0.211cm" svg:height="0.173cm" svg:x="8.824cm" svg:y="9.8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11cm" svg:height="0.173cm" svg:x="8.1cm" svg:y="9.871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3.383cm" svg:height="0.699cm" svg:x="13.395cm" svg:y="25.447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4" draw:text-style-name="P10" draw:layer="layout" svg:width="2.509cm" svg:height="0.699cm" draw:transform="rotate (1.56381500978692) translate (7.79cm 12.792cm)">
            <text:p text:style-name="P10"><text:span text:style-name="T14"/></text:p>
            <text:p text:style-name="P10"><text:span text:style-name="T14"/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5" draw:text-style-name="P1" draw:layer="layout" svg:width="2.589cm" svg:height="0.841cm" draw:transform="rotate (1.58353723033446) translate (10.112cm 13.883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4" draw:text-style-name="P4" draw:layer="layout" svg:width="2.509cm" svg:height="0.699cm" draw:transform="rotate (1.56381500978692) translate (8.506cm 15.323cm)">
            <text:p text:style-name="P11"><text:span text:style-name="T15"/></text:p>
            <text:p text:style-name="P11"><text:span text:style-name="T15"/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6" draw:text-style-name="P4" draw:layer="layout" svg:width="3.48cm" svg:height="0.699cm" draw:transform="rotate (-1.5702727280193) translate (3.821cm 11.125cm)">
            <text:p text:style-name="P11"><text:span text:style-name="T15"/></text:p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7" draw:text-style-name="P1" draw:layer="layout" svg:width="0.373cm" svg:height="0.204cm" draw:transform="rotate (-1.55718275862934) translate (10.298cm 12.41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2" draw:text-style-name="P1" draw:layer="layout" svg:width="0.373cm" svg:height="0.204cm" draw:transform="rotate (-1.55718275862934) translate (10.236cm 12.41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1" draw:text-style-name="P2" draw:layer="layout" svg:x1="8.48cm" svg:y1="11.496cm" svg:x2="9.278cm" svg:y2="11.505cm">
            <text:p/>
          </draw:line>
          <draw:line draw:style-name="gr41" draw:text-style-name="P2" draw:layer="layout" svg:x1="9.273cm" svg:y1="11.494cm" svg:x2="9.272cm" svg:y2="11.889cm">
            <text:p/>
          </draw:line>
          <draw:line draw:style-name="gr40" draw:text-style-name="P2" draw:layer="layout" svg:x1="9.26cm" svg:y1="11.88cm" svg:x2="10.06cm" svg:y2="11.892cm">
            <text:p/>
          </draw:line>
          <draw:line draw:style-name="gr40" draw:text-style-name="P2" draw:layer="layout" svg:x1="9.443cm" svg:y1="13.292cm" svg:x2="10.084cm" svg:y2="13.294cm">
            <text:p/>
          </draw:line>
          <draw:line draw:style-name="gr41" draw:text-style-name="P2" draw:layer="layout" svg:x1="9.454cm" svg:y1="13.28cm" svg:x2="9.452cm" svg:y2="13.999cm">
            <text:p/>
          </draw:line>
          <draw:line draw:style-name="gr41" draw:text-style-name="P2" draw:layer="layout" svg:x1="9.194cm" svg:y1="13.984cm" svg:x2="9.461cm" svg:y2="13.987cm">
            <text:p/>
          </draw:line>
          <draw:line draw:style-name="gr40" draw:text-style-name="P2" draw:layer="layout" svg:x1="3.828cm" svg:y1="11.428cm" svg:x2="5.141cm" svg:y2="11.453cm">
            <text:p/>
          </draw:line>
          <draw:line draw:style-name="gr48" draw:text-style-name="P12" draw:layer="layout" svg:x1="3.848cm" svg:y1="13.346cm" svg:x2="5.137cm" svg:y2="13.364cm">
            <text:p/>
          </draw:line>
          <draw:line draw:style-name="gr40" draw:text-style-name="P12" draw:layer="layout" svg:x1="2.344cm" svg:y1="12.796cm" svg:x2="3.122cm" svg:y2="12.804cm">
            <text:p/>
          </draw:line>
          <draw:line draw:style-name="gr40" draw:text-style-name="P12" draw:layer="layout" svg:x1="3.84cm" svg:y1="14.34cm" svg:x2="5.14cm" svg:y2="14.362cm">
            <text:p/>
          </draw:line>
          <draw:line draw:style-name="gr40" draw:text-style-name="P2" draw:layer="layout" svg:x1="6.295cm" svg:y1="12.178cm" svg:x2="7.764cm" svg:y2="12.188cm">
            <text:p/>
          </draw:line>
          <draw:line draw:style-name="gr40" draw:text-style-name="P2" draw:layer="layout" svg:x1="6.289cm" svg:y1="13.625cm" svg:x2="8.493cm" svg:y2="13.631cm">
            <text:p/>
          </draw:line>
          <draw:line draw:style-name="gr40" draw:text-style-name="P2" draw:layer="layout" svg:x1="6.306cm" svg:y1="14.613cm" svg:x2="8.48cm" svg:y2="14.619cm">
            <text:p/>
          </draw:line>
          <draw:line draw:style-name="gr41" draw:text-style-name="P2" draw:layer="layout" svg:x1="6.305cm" svg:y1="11.661cm" svg:x2="6.811cm" svg:y2="11.659cm">
            <text:p/>
          </draw:line>
          <draw:line draw:style-name="gr41" draw:text-style-name="P2" draw:layer="layout" svg:x1="6.316cm" svg:y1="12.677cm" svg:x2="7.219cm" svg:y2="12.676cm">
            <text:p/>
          </draw:line>
          <draw:line draw:style-name="gr41" draw:text-style-name="P2" draw:layer="layout" svg:x1="6.305cm" svg:y1="13.124cm" svg:x2="6.577cm" svg:y2="13.119cm">
            <text:p/>
          </draw:line>
          <draw:line draw:style-name="gr41" draw:text-style-name="P2" draw:layer="layout" svg:x1="6.284cm" svg:y1="14.099cm" svg:x2="6.994cm" svg:y2="14.094cm">
            <text:p/>
          </draw:line>
          <draw:line draw:style-name="gr40" draw:text-style-name="P2" draw:layer="layout" svg:x1="7.197cm" svg:y1="14.093cm" svg:x2="8.493cm" svg:y2="14.089cm">
            <text:p/>
          </draw:line>
          <draw:line draw:style-name="gr40" draw:text-style-name="P2" draw:layer="layout" svg:x1="6.779cm" svg:y1="13.123cm" svg:x2="8.495cm" svg:y2="13.124cm">
            <text:p/>
          </draw:line>
          <draw:line draw:style-name="gr40" draw:text-style-name="P2" draw:layer="layout" svg:x1="6.574cm" svg:y1="10.6cm" svg:x2="7.777cm" svg:y2="10.599cm">
            <text:p/>
          </draw:line>
          <draw:line draw:style-name="gr40" draw:text-style-name="P2" draw:layer="layout" svg:x1="7.003cm" svg:y1="11.663cm" svg:x2="7.77cm" svg:y2="11.664cm">
            <text:p/>
          </draw:line>
          <draw:line draw:style-name="gr40" draw:text-style-name="P12" draw:layer="layout" svg:x1="3.834cm" svg:y1="12.391cm" svg:x2="5.135cm" svg:y2="12.415cm">
            <text:p/>
          </draw:line>
          <draw:line draw:style-name="gr41" draw:text-style-name="P2" draw:layer="layout" svg:x1="2.356cm" svg:y1="12.79cm" svg:x2="2.358cm" svg:y2="15.945cm">
            <text:p/>
          </draw:line>
          <draw:line draw:style-name="gr41" draw:text-style-name="P2" draw:layer="layout" svg:x1="11.659cm" svg:y1="15.93cm" svg:x2="2.356cm" svg:y2="15.936cm">
            <text:p/>
          </draw:line>
          <draw:line draw:style-name="gr41" draw:text-style-name="P2" draw:layer="layout" svg:x1="11.648cm" svg:y1="15.939cm" svg:x2="11.617cm" svg:y2="12.55cm">
            <text:p/>
          </draw:line>
          <draw:line draw:style-name="gr41" draw:text-style-name="P2" draw:layer="layout" svg:x1="10.927cm" svg:y1="12.555cm" svg:x2="11.628cm" svg:y2="12.555cm">
            <text:p/>
          </draw:line>
          <draw:frame draw:style-name="gr49" draw:text-style-name="P14" draw:layer="layout" svg:width="1.071cm" svg:height="1.093cm" svg:x="2.934cm" svg:y="12.219cm">
            <draw:text-box>
              <text:p text:style-name="P13"><text:span text:style-name="T15">M</text:span><text:span text:style-name="T14">3</text:span></text:p>
            </draw:text-box>
          </draw:frame>
          <draw:frame draw:style-name="gr50" draw:text-style-name="P14" draw:layer="layout" svg:width="1.071cm" svg:height="1.093cm" svg:x="7.625cm" svg:y="10.97cm">
            <draw:text-box>
              <text:p text:style-name="P13"><text:span text:style-name="T15">M</text:span><text:span text:style-name="T14">1</text:span></text:p>
            </draw:text-box>
          </draw:frame>
          <draw:frame draw:style-name="gr51" draw:text-style-name="P14" draw:layer="layout" svg:width="1.071cm" svg:height="1.093cm" svg:x="8.346cm" svg:y="13.423cm">
            <draw:text-box>
              <text:p text:style-name="P13"><text:span text:style-name="T15">M</text:span><text:span text:style-name="T14">2</text:span></text:p>
            </draw:text-box>
          </draw:frame>
          <draw:frame draw:style-name="gr52" draw:text-style-name="P14" draw:layer="layout" svg:width="1.071cm" svg:height="1.093cm" svg:x="10.019cm" svg:y="12.005cm">
            <draw:text-box>
              <text:p text:style-name="P13"><text:span text:style-name="T15">A</text:span></text:p>
            </draw:text-box>
          </draw:frame>
          <draw:custom-shape draw:style-name="gr53" draw:text-style-name="P15" draw:layer="layout" svg:width="0.914cm" svg:height="0.83cm" svg:x="5.497cm" svg:y="7.638cm">
            <text:p text:style-name="P15"><text:span text:style-name="T1"/></text:p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962cm" svg:height="0.83cm" svg:x="6.417cm" svg:y="7.639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" draw:layer="layout" svg:width="0.962cm" svg:height="0.83cm" svg:x="7.373cm" svg:y="7.638cm">
            <text:p/>
            <draw:enhanced-geometry svg:viewBox="0 0 21600 21600" draw:type="rectangle" draw:enhanced-path="M 0 0 L 21600 0 21600 21600 0 21600 0 0 Z N"/>
          </draw:custom-shape>
          <draw:frame draw:style-name="gr55" draw:text-style-name="P3" draw:layer="layout" svg:width="1.171cm" svg:height="1.093cm" svg:x="5.38cm" svg:y="7.437cm">
            <draw:text-box>
              <text:p><text:span text:style-name="T1">op</text:span></text:p>
            </draw:text-box>
          </draw:frame>
          <draw:frame draw:style-name="gr9" draw:text-style-name="P3" draw:layer="layout" svg:width="0.836cm" svg:height="1.093cm" svg:x="7.381cm" svg:y="7.423cm">
            <draw:text-box>
              <text:p><text:span text:style-name="T1">y</text:span></text:p>
            </draw:text-box>
          </draw:frame>
          <draw:frame draw:style-name="gr9" draw:text-style-name="P3" draw:layer="layout" svg:width="0.836cm" svg:height="1.093cm" svg:x="6.454cm" svg:y="7.453cm">
            <draw:text-box>
              <text:p><text:span text:style-name="T1">x</text:span></text:p>
            </draw:text-box>
          </draw:frame>
          <draw:line draw:style-name="gr41" draw:text-style-name="P2" draw:layer="layout" svg:x1="5.988cm" svg:y1="8.451cm" svg:x2="5.994cm" svg:y2="9.956cm">
            <text:p/>
          </draw:line>
          <draw:line draw:style-name="gr41" draw:text-style-name="P2" draw:layer="layout" svg:x1="6.906cm" svg:y1="8.462cm" svg:x2="6.911cm" svg:y2="9.592cm">
            <text:p/>
          </draw:line>
          <draw:custom-shape draw:style-name="gr56" draw:text-style-name="P1" draw:layer="layout" svg:width="1.671cm" svg:height="0.173cm" svg:x="5.692cm" svg:y="9.05cm">
            <text:p/>
            <draw:enhanced-geometry svg:viewBox="0 0 21600 21600" draw:type="rectangle" draw:enhanced-path="M 0 0 L 21600 0 21600 21600 0 21600 0 0 Z N"/>
          </draw:custom-shape>
          <draw:line draw:style-name="gr40" draw:text-style-name="P2" draw:layer="layout" svg:x1="10.64cm" svg:y1="9.944cm" svg:x2="10.637cm" svg:y2="11.735cm">
            <text:p/>
          </draw:line>
          <draw:line draw:style-name="gr41" draw:text-style-name="P2" draw:layer="layout" svg:x1="8.208cm" svg:y1="9.578cm" svg:x2="6.918cm" svg:y2="9.58cm">
            <text:p/>
          </draw:line>
          <draw:line draw:style-name="gr40" draw:text-style-name="P2" draw:layer="layout" svg:x1="8.197cm" svg:y1="9.564cm" svg:x2="8.202cm" svg:y2="10.602cm">
            <text:p/>
          </draw:line>
          <draw:line draw:style-name="gr41" draw:text-style-name="P2" draw:layer="layout" svg:x1="7.652cm" svg:y1="8.472cm" svg:x2="7.654cm" svg:y2="9.141cm">
            <text:p/>
          </draw:line>
          <draw:line draw:style-name="gr41" draw:text-style-name="P2" draw:layer="layout" svg:x1="3.383cm" svg:y1="9.128cm" svg:x2="7.656cm" svg:y2="9.13cm">
            <text:p/>
          </draw:line>
          <draw:line draw:style-name="gr40" draw:text-style-name="P2" draw:layer="layout" svg:x1="3.381cm" svg:y1="9.116cm" svg:x2="3.382cm" svg:y2="11.642cm">
            <text:p/>
          </draw:line>
          <draw:line draw:style-name="gr41" draw:text-style-name="P2" draw:layer="layout" svg:x1="8.031cm" svg:y1="8.492cm" svg:x2="8.031cm" svg:y2="9.133cm">
            <text:p/>
          </draw:line>
          <draw:line draw:style-name="gr41" draw:text-style-name="P2" draw:layer="layout" svg:x1="8.931cm" svg:y1="9.128cm" svg:x2="8.022cm" svg:y2="9.126cm">
            <text:p/>
          </draw:line>
          <draw:custom-shape draw:style-name="gr42" draw:text-style-name="P1" draw:layer="layout" svg:width="0.211cm" svg:height="0.173cm" svg:x="8.824cm" svg:y="11.408cm">
            <text:p/>
            <draw:enhanced-geometry svg:viewBox="0 0 21600 21600" draw:type="rectangle" draw:enhanced-path="M 0 0 L 21600 0 21600 21600 0 21600 0 0 Z N"/>
          </draw:custom-shape>
          <draw:line draw:style-name="gr40" draw:text-style-name="P2" draw:layer="layout" svg:x1="8.922cm" svg:y1="9.134cm" svg:x2="8.92cm" svg:y2="13.154cm">
            <text:p/>
          </draw:line>
          <draw:custom-shape draw:style-name="gr57" draw:text-style-name="P1" draw:layer="layout" svg:width="0.048cm" svg:height="1.631cm" svg:x="6.557cm" svg:y="11.114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2" draw:layer="layout" svg:x1="6.579cm" svg:y1="10.587cm" svg:x2="6.573cm" svg:y2="13.132cm">
            <text:p/>
          </draw:line>
          <draw:custom-shape draw:style-name="gr58" draw:text-style-name="P1" draw:layer="layout" svg:width="0.044cm" svg:height="0.719cm" svg:x="6.773cm" svg:y="12.072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2" draw:layer="layout" svg:x1="6.799cm" svg:y1="11.652cm" svg:x2="6.784cm" svg:y2="13.133cm">
            <text:p/>
          </draw:line>
          <draw:custom-shape draw:style-name="gr58" draw:text-style-name="P1" draw:layer="layout" svg:width="0.067cm" svg:height="0.719cm" svg:x="6.971cm" svg:y="12.07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067cm" svg:height="0.141cm" svg:x="7.183cm" svg:y="13.05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067cm" svg:height="0.137cm" svg:x="6.963cm" svg:y="13.06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067cm" svg:height="0.141cm" svg:x="7.175cm" svg:y="13.5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067cm" svg:height="0.141cm" svg:x="6.958cm" svg:y="13.559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2" draw:layer="layout" svg:x1="7.011cm" svg:y1="11.651cm" svg:x2="6.982cm" svg:y2="14.083cm">
            <text:p/>
          </draw:line>
          <draw:line draw:style-name="gr41" draw:text-style-name="P2" draw:layer="layout" svg:x1="7.207cm" svg:y1="12.678cm" svg:x2="7.196cm" svg:y2="14.106cm">
            <text:p/>
          </draw:line>
        </draw:g>
        <draw:custom-shape draw:style-name="gr59" draw:text-style-name="P15" draw:layer="layout" svg:width="1.134cm" svg:height="0.983cm" svg:x="5.159cm" svg:y="10.942cm">
          <text:p text:style-name="P15"><text:span text:style-name="T1">r</text:span><text:span text:style-name="T16">0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1.134cm" svg:height="0.983cm" svg:x="5.159cm" svg:y="11.925cm">
          <text:p text:style-name="P15"><text:span text:style-name="T1">r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1.134cm" svg:height="0.983cm" svg:x="5.159cm" svg:y="12.908cm">
          <text:p text:style-name="P15"><text:span text:style-name="T1">r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1.134cm" svg:height="0.983cm" svg:x="5.159cm" svg:y="13.891cm">
          <text:p text:style-name="P15"><text:span text:style-name="T1">r</text:span><text:span text:style-name="T16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3" svg:font-family="'LM Mono 10'"/>
    <style:font-face style:name="LM Mono 104" svg:font-family="'LM Mono 10'" style:font-adornments="Bold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31T16:51:56.668704084</meta:creation-date>
    <dc:date>2023-11-10T14:47:03.387247603</dc:date>
    <meta:editing-duration>P7DT14H30M12S</meta:editing-duration>
    <meta:editing-cycles>45</meta:editing-cycles>
    <meta:generator>LibreOffice/7.3.7.2$Linux_X86_64 LibreOffice_project/30$Build-2</meta:generator>
    <meta:document-statistic meta:object-count="296"/>
  </office:meta>
</office:document-meta>
</file>